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474e" officeooo:paragraph-rsid="0002474e"/>
    </style:style>
    <style:style style:name="P2" style:family="paragraph" style:parent-style-name="Standard">
      <style:paragraph-properties fo:text-align="center" style:justify-single-word="false"/>
      <style:text-properties fo:font-size="20pt" officeooo:rsid="0002474e" officeooo:paragraph-rsid="0002474e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4pt" officeooo:rsid="0002474e" officeooo:paragraph-rsid="0002474e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2b72e" officeooo:paragraph-rsid="0002b72e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043993" officeooo:paragraph-rsid="00043993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050411" officeooo:paragraph-rsid="00050411" style:font-size-asian="12.25pt" style:font-size-complex="14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officeooo:rsid="00050411" officeooo:paragraph-rsid="00050411" style:font-size-asian="12.25pt" style:font-size-complex="14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officeooo:rsid="000581ca" officeooo:paragraph-rsid="000581ca" style:font-size-asian="12.25pt" style:font-size-complex="14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officeooo:rsid="000885fc" officeooo:paragraph-rsid="000885fc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09a047" officeooo:paragraph-rsid="0009a047" style:font-size-asian="12.25pt" style:font-size-complex="14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officeooo:rsid="0009a047" officeooo:paragraph-rsid="0009a047" style:font-size-asian="12.25pt" style:font-size-complex="14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officeooo:rsid="0009a047" officeooo:paragraph-rsid="000b971e" style:font-size-asian="12.25pt" style:font-size-complex="14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4pt" officeooo:rsid="000b971e" officeooo:paragraph-rsid="000b971e" style:font-size-asian="12.25pt" style:font-size-complex="14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4pt" officeooo:paragraph-rsid="000b971e" style:font-size-asian="14pt" style:font-size-complex="14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4pt" officeooo:rsid="000ce41f" officeooo:paragraph-rsid="000ce41f" style:font-size-asian="14pt" style:font-size-complex="14pt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4pt" officeooo:rsid="000e2371" officeooo:paragraph-rsid="000e2371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officeooo:rsid="000e2371" officeooo:paragraph-rsid="000e2371" style:font-size-asian="14pt" style:font-size-complex="14pt"/>
    </style:style>
    <style:style style:name="P18" style:family="paragraph" style:parent-style-name="Standard" style:list-style-name="L3">
      <style:paragraph-properties fo:line-height="150%" fo:text-align="start" style:justify-single-word="false"/>
      <style:text-properties fo:font-size="14pt" officeooo:rsid="000e2371" officeooo:paragraph-rsid="000e2371" style:font-size-asian="14pt" style:font-size-complex="14pt"/>
    </style:style>
    <style:style style:name="P19" style:family="paragraph" style:parent-style-name="Standard" style:list-style-name="L3">
      <style:paragraph-properties fo:line-height="150%" fo:text-align="start" style:justify-single-word="false"/>
      <style:text-properties fo:font-size="14pt" officeooo:rsid="000e2371" officeooo:paragraph-rsid="0017ce70" style:font-size-asian="14pt" style:font-size-complex="14pt"/>
    </style:style>
    <style:style style:name="P20" style:family="paragraph" style:parent-style-name="Standard" style:list-style-name="L3">
      <style:paragraph-properties fo:line-height="150%" fo:text-align="start" style:justify-single-word="false"/>
      <style:text-properties fo:font-size="14pt" officeooo:rsid="00193d63" officeooo:paragraph-rsid="00193d63" style:font-size-asian="14pt" style:font-size-complex="14pt"/>
    </style:style>
    <style:style style:name="P21" style:family="paragraph" style:parent-style-name="Standard" style:list-style-name="L3">
      <style:paragraph-properties fo:line-height="150%" fo:text-align="start" style:justify-single-word="false"/>
      <style:text-properties fo:font-size="14pt" officeooo:rsid="001a3954" officeooo:paragraph-rsid="001a3954" style:font-size-asian="14pt" style:font-size-complex="14pt"/>
    </style:style>
    <style:style style:name="P22" style:family="paragraph" style:parent-style-name="Standard" style:list-style-name="L3">
      <style:paragraph-properties fo:line-height="150%" fo:text-align="start" style:justify-single-word="false"/>
      <style:text-properties officeooo:paragraph-rsid="001a3954"/>
    </style:style>
    <style:style style:name="P23" style:family="paragraph" style:parent-style-name="Standard" style:list-style-name="L3">
      <style:paragraph-properties fo:line-height="150%" fo:text-align="start" style:justify-single-word="false"/>
      <style:text-properties officeooo:rsid="001ba9e7" officeooo:paragraph-rsid="001ba9e7"/>
    </style:style>
    <style:style style:name="P24" style:family="paragraph" style:parent-style-name="Standard" style:list-style-name="L3">
      <style:paragraph-properties fo:line-height="150%" fo:text-align="start" style:justify-single-word="false"/>
      <style:text-properties officeooo:rsid="001d6a5c" officeooo:paragraph-rsid="001d6a5c"/>
    </style:style>
    <style:style style:name="P25" style:family="paragraph" style:parent-style-name="Standard">
      <style:paragraph-properties fo:text-align="start" style:justify-single-word="false" fo:break-before="page"/>
      <style:text-properties fo:font-size="14pt" officeooo:rsid="00050411" officeooo:paragraph-rsid="00050411" style:font-size-asian="12.25pt" style:font-size-complex="14pt"/>
    </style:style>
    <style:style style:name="P26" style:family="paragraph" style:parent-style-name="Standard">
      <style:paragraph-properties fo:text-align="start" style:justify-single-word="false" fo:break-before="page"/>
      <style:text-properties fo:font-size="14pt" officeooo:rsid="001200a7" officeooo:paragraph-rsid="001200a7" style:font-size-asian="14pt" style:font-size-complex="14pt"/>
    </style:style>
    <style:style style:name="T1" style:family="text">
      <style:text-properties fo:font-size="14pt" fo:font-style="normal" style:font-size-asian="14pt" style:font-style-asian="normal" style:font-size-complex="14pt" style:font-style-complex="normal"/>
    </style:style>
    <style:style style:name="T2" style:family="text">
      <style:text-properties fo:font-size="14pt" fo:font-style="normal" officeooo:rsid="001a3954" style:font-size-asian="14pt" style:font-style-asian="normal" style:font-size-complex="14pt" style:font-style-complex="normal"/>
    </style:style>
    <style:style style:name="T3" style:family="text">
      <style:text-properties fo:font-size="14pt" fo:font-style="normal" officeooo:rsid="001ba9e7" style:font-size-asian="14pt" style:font-style-asian="normal" style:font-size-complex="14pt" style:font-style-complex="normal"/>
    </style:style>
    <style:style style:name="T4" style:family="text"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T5" style:family="text">
      <style:text-properties officeooo:rsid="0002b72e"/>
    </style:style>
    <style:style style:name="T6" style:family="text">
      <style:text-properties officeooo:rsid="00036d70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50411" style:font-style-asian="normal" style:font-style-complex="normal"/>
    </style:style>
    <style:style style:name="T9" style:family="text">
      <style:text-properties fo:font-style="normal" officeooo:rsid="000885fc" style:font-style-asian="normal" style:font-style-complex="normal"/>
    </style:style>
    <style:style style:name="T10" style:family="text">
      <style:text-properties fo:font-style="normal" officeooo:rsid="000b6bcf" style:font-style-asian="normal" style:font-style-complex="normal"/>
    </style:style>
    <style:style style:name="T11" style:family="text">
      <style:text-properties fo:font-style="normal" officeooo:rsid="000b971e" style:font-style-asian="normal" style:font-style-complex="normal"/>
    </style:style>
    <style:style style:name="T12" style:family="text">
      <style:text-properties fo:font-style="normal" officeooo:rsid="000fbfb3" style:font-style-asian="normal" style:font-style-complex="normal"/>
    </style:style>
    <style:style style:name="T13" style:family="text">
      <style:text-properties fo:font-style="normal" officeooo:rsid="00100299" style:font-style-asian="normal" style:font-style-complex="normal"/>
    </style:style>
    <style:style style:name="T14" style:family="text">
      <style:text-properties fo:font-style="normal" officeooo:rsid="00165021" style:font-style-asian="normal" style:font-style-complex="normal"/>
    </style:style>
    <style:style style:name="T15" style:family="text">
      <style:text-properties fo:font-style="normal" officeooo:rsid="0017ce70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ICOME</text:p>
      <text:p text:style-name="P1">Saravanane</text:p>
      <text:p text:style-name="P1"/>
      <text:p text:style-name="P2">COMPTE RENDU DU TP 2</text:p>
      <text:p text:style-name="P2"/>
      <text:p text:style-name="P3">Exercice 1</text:p>
      <text:p text:style-name="P3"/>
      <text:p text:style-name="P3">1. find / -<text:span text:style-name="T6">name </text:span>passwd &gt;&gt; lst_passwds.log 2&gt;&gt; lst_passwds.err</text:p>
      <text:p text:style-name="P3"/>
      <text:p text:style-name="P3">2. ls -Rl &gt;&gt; sauvegarde.txt</text:p>
      <text:p text:style-name="P3"/>
      <text:p text:style-name="P3">3. wc -l sauvegarde.txt</text:p>
      <text:p text:style-name="P4"><text:s text:c="4"/>564</text:p>
      <text:p text:style-name="P3"/>
      <text:p text:style-name="P3">4. sort sauvegarde.txt | uniq sauvegarde.txt <text:span text:style-name="T5">| wc -l</text:span></text:p>
      <text:p text:style-name="P3"><text:s text:c="4"/><text:span text:style-name="T5">564, il n’y a pas de fichier en double</text:span></text:p>
      <text:p text:style-name="P3"/>
      <text:p text:style-name="P4">5. ls -l | wc -l</text:p>
      <text:p text:style-name="P4"/>
      <text:p text:style-name="P4">6. ls -Rl / | egrep passwd | wc -l</text:p>
      <text:p text:style-name="P4"/>
      <text:p text:style-name="P5">7. find / -name passwd 2&gt;/dev/null | cat &gt; passwd_all</text:p>
      <text:p text:style-name="P5"/>
      <text:p text:style-name="P5">8. La commande tee permet d’écrire dans un ou plusieurs fichier dont la sortie standart depuis l’invite de commande.</text:p>
      <text:p text:style-name="P5"/>
      <text:p text:style-name="P5">9.</text:p>
      <text:p text:style-name="P5"/>
      <text:p text:style-name="P5">10. Cette commande écrit dans le fichier ~/mon_rep le contenu du répertoire personnel</text:p>
      <text:p text:style-name="P5"/>
      <text:p text:style-name="P5">11. Cette commande écrit dans le fichier ps.txt les processus en cours en redirigeant les erreurs vers la sortie standart, qui sont donc écrit dans le fichier également.</text:p>
      <text:p text:style-name="P25">Exercice 2</text:p>
      <text:p text:style-name="P6"/>
      <text:list xml:id="list3179704938" text:style-name="L1">
        <text:list-item>
          <text:p text:style-name="P7">La commande ls permet d’afficher les entrées du répertoire concerné.</text:p>
          <text:p text:style-name="P7"/>
        </text:list-item>
        <text:list-item>
          <text:p text:style-name="P7">ls <text:span text:style-name="T7">/usr/include</text:span></text:p>
          <text:p text:style-name="P7"><text:span text:style-name="T7"/></text:p>
        </text:list-item>
        <text:list-item>
          <text:p text:style-name="P7"><text:span text:style-name="T7">ls /usr/include | grep "^c"</text:span></text:p>
          <text:p text:style-name="P7"><text:span text:style-name="T7"/></text:p>
        </text:list-item>
        <text:list-item>
          <text:p text:style-name="P8"><text:span text:style-name="T8">ls /usr/include | grep "</text:span><text:span text:style-name="T7">i</text:span><text:span text:style-name="T8">"</text:span></text:p>
          <text:p text:style-name="P8"><text:span text:style-name="T8"/></text:p>
        </text:list-item>
        <text:list-item>
          <text:p text:style-name="P8"><text:span text:style-name="T8">ls /usr/include | grep ".*i.*\.h"</text:span></text:p>
          <text:p text:style-name="P8"><text:span text:style-name="T8"/></text:p>
        </text:list-item>
        <text:list-item>
          <text:p text:style-name="P8"><text:span text:style-name="T8">ls /usr/include | grep ".*</text:span><text:span text:style-name="T9">std</text:span><text:span text:style-name="T8">.*"</text:span></text:p>
          <text:p text:style-name="P8"><text:span text:style-name="T8"/></text:p>
        </text:list-item>
        <text:list-item>
          <text:p text:style-name="P9"><text:span text:style-name="T8">ls /usr/include | grep "^...</text:span><text:span text:style-name="T7">$</text:span><text:span text:style-name="T8">"</text:span></text:p>
          <text:p text:style-name="P9"><text:span text:style-name="T8"/></text:p>
        </text:list-item>
        <text:list-item>
          <text:p text:style-name="P11"><text:span text:style-name="T7"/></text:p>
          <text:list>
            <text:list-item>
              <text:p text:style-name="P11"><text:span text:style-name="T7">Cette commande supprime les fichiers foo415.txt et foo416.txt en demandant confirmation.</text:span></text:p>
            </text:list-item>
          </text:list>
          <text:p text:style-name="P11"><text:span text:style-name="T7"/></text:p>
          <text:list text:continue-numbering="true">
            <text:list-item>
              <text:p text:style-name="P11"><text:span text:style-name="T7">Cette commande supprime soit le fichiers foo415.txt soit le fichier 416.txt en demandant confirmation.</text:span></text:p>
            </text:list-item>
          </text:list>
          <text:p text:style-name="P11"><text:span text:style-name="T7"/></text:p>
        </text:list-item>
        <text:list-item>
          <text:p text:style-name="P11"><text:span text:style-name="T7">rm -i !(?(foo</text:span><text:span text:style-name="T11">(</text:span><text:span text:style-name="T7">.*</text:span><text:span text:style-name="T11">)</text:span><text:span text:style-name="T7">.txt))</text:span></text:p>
          <text:p text:style-name="P12"><text:span text:style-name="T7">Supprime tous les fichiers foo*.txt présent plus d’une fois.</text:span></text:p>
          <text:p text:style-name="P12"><text:span text:style-name="T7"/></text:p>
          <text:p text:style-name="P12"><text:span text:style-name="T10">rm -i foo@(.*).txt</text:span></text:p>
          <text:p text:style-name="P12"><text:span text:style-name="T10">Supprime tous les fichiers foo*.txt uniques</text:span></text:p>
          <text:p text:style-name="P12"><text:span text:style-name="T10"/></text:p>
          <text:p text:style-name="P12"><text:span text:style-name="T10">rm -i </text:span><text:span text:style-name="T11">@(</text:span><text:span text:style-name="T10">foo</text:span><text:span text:style-name="T11">(.</text:span><text:span text:style-name="T10">*</text:span><text:span text:style-name="T11">))</text:span><text:span text:style-name="T10">.txt</text:span></text:p>
          <text:p text:style-name="P12"><text:span text:style-name="T11">Supprime un fichier parmis une liste de foo(...).txt, s’il y a 10 fichier foo1.txt cette commande n’en supprimera qu’un, idem pour foo2.txt, foo3.txt…</text:span></text:p>
          <text:p text:style-name="P12"><text:span text:style-name="T11"/></text:p>
        </text:list-item>
        <text:list-item>
          <text:p text:style-name="P13"><text:span text:style-name="T7"><text:s/></text:span></text:p>
          <text:list>
            <text:list-item>
              <text:p text:style-name="P13"><text:span text:style-name="T7">echo &amp;</text:span></text:p>
              <text:p text:style-name="P13"><text:span text:style-name="T7">[1] 8874</text:span></text:p>
              <text:p text:style-name="P13"><text:span text:style-name="T1"/></text:p>
            </text:list-item>
            <text:list-item>
              <text:p text:style-name="P14"><text:span text:style-name="T11">echo #</text:span></text:p>
              <text:p text:style-name="P14"><text:span text:style-name="T11"/></text:p>
            </text:list-item>
            <text:list-item>
              <text:p text:style-name="P15"><text:span text:style-name="T11">e</text:span><text:span text:style-name="T7">cho ()</text:span></text:p>
              <text:p text:style-name="P15"><text:span text:style-name="T7">&gt;</text:span></text:p>
              <text:p text:style-name="P15"><text:span text:style-name="T7"/></text:p>
            </text:list-item>
            <text:list-item>
              <text:p text:style-name="P15"><text:span text:style-name="T7">echo |</text:span></text:p>
              <text:p text:style-name="P15"><text:span text:style-name="T7">&gt;</text:span></text:p>
              <text:p text:style-name="P15"><text:span text:style-name="T7"/></text:p>
            </text:list-item>
            <text:list-item>
              <text:p text:style-name="P15"><text:soft-page-break/><text:span text:style-name="T7">echo \</text:span></text:p>
              <text:p text:style-name="P15"><text:span text:style-name="T7">&gt;</text:span></text:p>
              <text:p text:style-name="P15"><text:span text:style-name="T7"/></text:p>
            </text:list-item>
            <text:list-item>
              <text:p text:style-name="P15"><text:span text:style-name="T7">echo ^</text:span></text:p>
              <text:p text:style-name="P15"><text:span text:style-name="T7">^</text:span></text:p>
              <text:p text:style-name="P15"><text:span text:style-name="T7"/></text:p>
            </text:list-item>
            <text:list-item>
              <text:p text:style-name="P15"><text:span text:style-name="T7">echo @</text:span></text:p>
              <text:p text:style-name="P15"><text:span text:style-name="T7">@</text:span></text:p>
              <text:p text:style-name="P15"><text:span text:style-name="T7"/></text:p>
            </text:list-item>
            <text:list-item>
              <text:p text:style-name="P15"><text:span text:style-name="T7">echo $</text:span></text:p>
              <text:p text:style-name="P15"><text:span text:style-name="T7">$</text:span></text:p>
              <text:p text:style-name="P15"><text:span text:style-name="T7"/></text:p>
            </text:list-item>
            <text:list-item>
              <text:p text:style-name="P15"><text:span text:style-name="T7">echo *</text:span></text:p>
              <text:p text:style-name="P15"><text:span text:style-name="T7">`liste les fichiers du répertoire`</text:span></text:p>
              <text:p text:style-name="P15"><text:span text:style-name="T7"/></text:p>
            </text:list-item>
            <text:list-item>
              <text:p text:style-name="P15"><text:span text:style-name="T7">echo !</text:span></text:p>
              <text:p text:style-name="P15"><text:span text:style-name="T7">!</text:span></text:p>
              <text:p text:style-name="P15"><text:span text:style-name="T7"/></text:p>
            </text:list-item>
          </text:list>
        </text:list-item>
        <text:list-item>
          <text:p text:style-name="P15"><text:span text:style-name="T7"><text:s/></text:span></text:p>
          <text:list>
            <text:list-item>
              <text:p text:style-name="P16"><text:span text:style-name="T7">echo $HOME → Affiche le répertoire personnel</text:span></text:p>
            </text:list-item>
            <text:list-item>
              <text:p text:style-name="P16"><text:span text:style-name="T7">echo ‘$HOME’ → Affiche $HOME</text:span></text:p>
            </text:list-item>
            <text:list-item>
              <text:p text:style-name="P16"><text:span text:style-name="T7">echo «$HOME» → Affiche le répertoire personnel et le reste du texte concaténé</text:span></text:p>
            </text:list-item>
            <text:list-item>
              <text:p text:style-name="P16"><text:span text:style-name="T7">echo \$HOME → Affiche $HOME</text:span></text:p>
              <text:p text:style-name="P16"><text:span text:style-name="T7"/></text:p>
            </text:list-item>
          </text:list>
        </text:list-item>
        <text:list-item>
          <text:p text:style-name="P16"><text:span text:style-name="T7"><text:s/>echo "Bonjour, je suis `whoami`, nous sommes le `date +'%A %d %B %Y %H heures %M minutes %S secondes'`"</text:span></text:p>
          <text:p text:style-name="P16"><text:span text:style-name="T7"/></text:p>
        </text:list-item>
        <text:list-item>
          <text:p text:style-name="P16"><text:span text:style-name="T7"><text:s/></text:span><text:span text:style-name="T12">La commande permet d’afficher que le nom des processus s’exécutant sur la machine local et pas sur la machine distante.</text:span></text:p>
          <text:p text:style-name="P16"><text:span text:style-name="T12"/></text:p>
        </text:list-item>
        <text:list-item>
          <text:p text:style-name="P16"><text:span text:style-name="T12"><text:s/></text:span><text:span text:style-name="T13">L’entrée de la commande grep est la sortie standart de la commande ps avec une redirection des erreurs sur la sortie standart.</text:span></text:p>
        </text:list-item>
      </text:list>
      <text:p text:style-name="P26"><text:span text:style-name="T13">E</text:span><text:span text:style-name="T7">xercice 3</text:span></text:p>
      <text:p text:style-name="P17"><text:span text:style-name="T7"/></text:p>
      <text:list xml:id="list2145728307" text:style-name="L3">
        <text:list-item>
          <text:p text:style-name="P18"><text:span text:style-name="T7"><text:s/></text:span></text:p>
        </text:list-item>
        <text:list-item>
          <text:p text:style-name="P18"><text:span text:style-name="T7">grep "^`whoami | cut -c 1`" /etc/passwd</text:span></text:p>
        </text:list-item>
        <text:list-item>
          <text:p text:style-name="P18"><text:span text:style-name="T7">ps | grep "pts"</text:span></text:p>
        </text:list-item>
        <text:list-item>
          <text:p text:style-name="P18"><text:span text:style-name="T7">grep "bash" /etc/passwd</text:span></text:p>
        </text:list-item>
        <text:list-item>
          <text:p text:style-name="P18"><text:span text:style-name="T7">grep "^.*/bash$" /etc/passwd &amp;&amp; grep "^.*/sh$" /etc/passwd</text:span></text:p>
        </text:list-item>
        <text:list-item>
          <text:p text:style-name="P18"><text:span text:style-name="T7">ls -l ~ | grep "rwx------"</text:span></text:p>
        </text:list-item>
        <text:list-item>
          <text:p text:style-name="P18"><text:span text:style-name="T7">ls -l ~ | egrep '^(d|-)'</text:span></text:p>
        </text:list-item>
        <text:list-item>
          <text:p text:style-name="P18"><text:span text:style-name="T7">ls -a ~ | egrep '^\.'</text:span></text:p>
        </text:list-item>
        <text:list-item>
          <text:p text:style-name="P18"><text:span text:style-name="T7">ps | egrep 'tty|pts' | tee result.txt</text:span></text:p>
        </text:list-item>
        <text:list-item>
          <text:p text:style-name="P18"><text:span text:style-name="T7"><text:s/>var=`grep '</text:span><text:span text:style-name="T14">UID</text:span><text:span text:style-name="T7">' /etc/passwd | cut -d : -f1`</text:span></text:p>
        </text:list-item>
        <text:list-item>
          <text:p text:style-name="P18"><text:span text:style-name="T7"><text:s/>head -n 10 /etc/passwd | tail -n +3</text:span></text:p>
        </text:list-item>
        <text:list-item>
          <text:p text:style-name="P19"><text:span text:style-name="T7"><text:s/>head -n 10 /etc/passwd | tail -n +3 </text:span><text:span text:style-name="T15">| nl</text:span></text:p>
        </text:list-item>
        <text:list-item>
          <text:p text:style-name="P19"><text:span text:style-name="T15"><text:s/>ps | wc -l</text:span></text:p>
        </text:list-item>
        <text:list-item>
          <text:p text:style-name="P19"><text:span text:style-name="T15"><text:s/>cat /etc/passwd | sort -n -t ':' -k3</text:span></text:p>
        </text:list-item>
        <text:list-item>
          <text:p text:style-name="P19"><text:span text:style-name="T15"><text:s/></text:span></text:p>
          <text:list>
            <text:list-item>
              <text:p text:style-name="P20"><text:span text:style-name="T15">s</text:span><text:span text:style-name="T7">plit -l n file </text:span></text:p>
              <text:p text:style-name="P20"><text:span text:style-name="T7">→ Permet de séparer un fichier en plusieurs autres de n ligne maximum</text:span></text:p>
            </text:list-item>
            <text:list-item>
              <text:p text:style-name="P20"><text:span text:style-name="T7">split -b n file</text:span></text:p>
              <text:p text:style-name="P20"><text:span text:style-name="T7">→ Permet de séparer un fichier en plusieurs autres de taille n maximum</text:span></text:p>
            </text:list-item>
            <text:list-item>
              <text:p text:style-name="P21"><text:span text:style-name="T7">split -n n file</text:span></text:p>
              <text:p text:style-name="P21"><text:span text:style-name="T7">→ Permet de séparer un fichier en n autres fichiers</text:span></text:p>
            </text:list-item>
          </text:list>
        </text:list-item>
        <text:list-item>
          <text:p text:style-name="P21"><text:span text:style-name="T7"><text:s/></text:span></text:p>
          <text:list>
            <text:list-item>
              <text:p text:style-name="P22"><text:span text:style-name="T2">sudo wc -l /etc/passwd /etc/shadow</text:span></text:p>
              <text:p text:style-name="P22"><text:span text:style-name="T2">→82 lignes, 41 dans chaque</text:span></text:p>
            </text:list-item>
            <text:list-item>
              <text:p text:style-name="P23"><text:span text:style-name="T2">c</text:span><text:span text:style-name="T1">d ~ <text:s/>| mkdir temp</text:span></text:p>
            </text:list-item>
            <text:list-item>
              <text:p text:style-name="P22"><text:span text:style-name="T3">cp /etc/passwd</text:span><text:span text:style-name="T2"> </text:span><text:span text:style-name="T3">temp</text:span></text:p>
              <text:p text:style-name="P23"><text:span text:style-name="T1">sudo cp /etc/shadow temp</text:span></text:p>
            </text:list-item>
            <text:list-item>
              <text:p text:style-name="P23"><text:span text:style-name="T1">cut -d ':' -f 1 passwd &gt; passwd.users</text:span></text:p>
              <text:p text:style-name="P23"><text:span text:style-name="T1">cut -d ':' -f 1 </text:span><text:span text:style-name="T4">shadow</text:span><text:span text:style-name="T1"> &gt; shadow.users</text:span></text:p>
            </text:list-item>
            <text:list-item>
              <text:p text:style-name="P23"><text:soft-page-break/><text:span text:style-name="T1">wc -l passwd.users shadow.users</text:span></text:p>
            </text:list-item>
            <text:list-item>
              <text:p text:style-name="P23"><text:span text:style-name="T1">sort -d passwd.users | uniq &gt; passwd.users.s</text:span></text:p>
              <text:p text:style-name="P23"><text:span text:style-name="T1">sort -d shadow.users | uniq &gt; swhado.users.s</text:span></text:p>
            </text:list-item>
            <text:list-item>
              <text:p text:style-name="P23"><text:span text:style-name="T1">diff passwd.users.s shadow.users.s</text:span></text:p>
              <text:p text:style-name="P23"><text:span text:style-name="T1">→ aucune différence n’esst affichée</text:span></text:p>
            </text:list-item>
            <text:list-item>
              <text:p text:style-name="P23"><text:span text:style-name="T1">sort -n -t ':' -k3 passwd &gt; passwd.sUID</text:span></text:p>
            </text:list-item>
            <text:list-item>
              <text:p text:style-name="P23"><text:span text:style-name="T1">head -n 19 /etc/passwd | tail -n +10 | sort -d -r &gt; sub.txt</text:span></text:p>
            </text:list-item>
            <text:list-item>
              <text:p text:style-name="P23"><text:span text:style-name="T1">cat passwd | tr 'aeiouy\n\ 0' '123456\!_\.'</text:span></text:p>
            </text:list-item>
            <text:list-item>
              <text:p text:style-name="P24"><text:span text:style-name="T1">Cette commande retourne l’espace occupé par tous le fichiers se terminant par .conf dans le repertoire d’execution.</text:span></text:p>
            </text:list-item>
          </text:list>
        </text:list-item>
      </text:list>
      <text:p text:style-name="P17"><text:span text:style-name="T7"/></text:p>
      <text:list xml:id="list163457929413871" text:continue-list="list3179704938" text:style-name="L1">
        <text:list-header>
          <text:p text:style-name="P11"><text:span text:style-name="T11"/></text:p>
        </text:list-header>
      </text:list>
      <text:p text:style-name="P10"><text:span text:style-name="T11"/></text:p>
      <text:p text:style-name="P10"><text:span text:style-name="T7"/></text:p>
      <text:p text:style-name="P10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8T11:44:03.585131537</meta:creation-date>
    <dc:date>2019-12-08T16:34:57.608679092</dc:date>
    <meta:editing-duration>PT39M12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5" meta:paragraph-count="101" meta:word-count="674" meta:character-count="3551" meta:non-whitespace-character-count="3010"/>
  </office:meta>
</office:document-meta>
</file>